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 office:value-type="string">
            <text:p>1 hour 40</text:p>
          </table:table-cell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time" office:time-value="PT09H16M00S">
            <text:p>09:16:00 AM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4T21:18:44</dc:date>
    <meta:generator>LibreOffice/3.5$Linux_X86_64 LibreOffice_project/350m1$Build-2</meta:generator>
    <meta:editing-duration>P1DT18H23M48S</meta:editing-duration>
    <meta:editing-cycles>81</meta:editing-cycles>
    <meta:document-statistic meta:table-count="1" meta:cell-count="1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